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oudyOlSt BT" svg:font-family="'GoudyOlSt BT', 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4569in" fo:margin-left="-0.0785in" table:align="left" style:writing-mode="lr-tb"/>
    </style:style>
    <style:style style:name="Table1.A" style:family="table-column">
      <style:table-column-properties style:column-width="1.7056in"/>
    </style:style>
    <style:style style:name="Table1.B" style:family="table-column">
      <style:table-column-properties style:column-width="3.75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4569in" fo:margin-left="-0.0785in" table:align="left" style:writing-mode="lr-tb"/>
    </style:style>
    <style:style style:name="Table2.A" style:family="table-column">
      <style:table-column-properties style:column-width="1.7056in"/>
    </style:style>
    <style:style style:name="Table2.B" style:family="table-column">
      <style:table-column-properties style:column-width="3.75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5.4569in" fo:margin-left="-0.0785in" table:align="left" style:writing-mode="lr-tb"/>
    </style:style>
    <style:style style:name="Table3.A" style:family="table-column">
      <style:table-column-properties style:column-width="4.075in"/>
    </style:style>
    <style:style style:name="Table3.B" style:family="table-column">
      <style:table-column-properties style:column-width="1.3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" style:family="table">
      <style:table-properties style:width="5.4569in" fo:margin-left="-0.0785in" table:align="left" style:writing-mode="lr-tb"/>
    </style:style>
    <style:style style:name="Table4.A" style:family="table-column">
      <style:table-column-properties style:column-width="1.7056in"/>
    </style:style>
    <style:style style:name="Table4.B" style:family="table-column">
      <style:table-column-properties style:column-width="3.751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4569in" fo:margin-left="-0.0785in" table:align="left" style:writing-mode="lr-tb"/>
    </style:style>
    <style:style style:name="Table5.A" style:family="table-column">
      <style:table-column-properties style:column-width="4.075in"/>
    </style:style>
    <style:style style:name="Table5.B" style:family="table-column">
      <style:table-column-properties style:column-width="1.3819in"/>
    </style:style>
    <style:style style:name="Table5.1" style:family="table-row">
      <style:table-row-properties style:min-row-height="0.1764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1847in" fo:keep-together="auto"/>
    </style:style>
    <style:style style:name="Table5.5" style:family="table-row">
      <style:table-row-properties style:min-row-height="0.1938in" fo:keep-together="auto"/>
    </style:style>
    <style:style style:name="Table6" style:family="table">
      <style:table-properties style:width="5.4569in" fo:margin-left="-0.0785in" table:align="left" style:writing-mode="lr-tb"/>
    </style:style>
    <style:style style:name="Table6.A" style:family="table-column">
      <style:table-column-properties style:column-width="5.4569in"/>
    </style:style>
    <style:style style:name="Table6.1" style:family="table-row">
      <style:table-row-properties style:min-row-height="0.3819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Level_20_1">
      <style:paragraph-properties>
        <style:tab-stops>
          <style:tab-stop style:position="-0.5902in"/>
          <style:tab-stop style:position="0in"/>
          <style:tab-stop style:position="0.5902in"/>
          <style:tab-stop style:position="1.1807in"/>
          <style:tab-stop style:position="1.7709in"/>
          <style:tab-stop style:position="2.361in"/>
          <style:tab-stop style:position="2.9516in"/>
          <style:tab-stop style:position="3.5417in"/>
          <style:tab-stop style:position="4.1319in"/>
          <style:tab-stop style:position="4.722in"/>
          <style:tab-stop style:position="5.3126in"/>
          <style:tab-stop style:position="5.9028in"/>
        </style:tab-stops>
      </style:paragraph-properties>
      <style:text-properties style:font-name="Arial" fo:language="da" fo:country="DK" fo:font-weight="bold" style:font-weight-asian="bold" style:font-name-complex="Arial"/>
    </style:style>
    <style:style style:name="P2" style:family="paragraph" style:parent-style-name="Level_20_1">
      <style:paragraph-properties fo:margin-left="0in" fo:margin-right="0in" fo:text-indent="0in" style:auto-text-indent="false" style:snap-to-layout-grid="false">
        <style:tab-stops>
          <style:tab-stop style:position="-0.5902in"/>
          <style:tab-stop style:position="0in"/>
          <style:tab-stop style:position="0.5902in"/>
          <style:tab-stop style:position="1.1807in"/>
          <style:tab-stop style:position="1.7709in"/>
          <style:tab-stop style:position="2.361in"/>
          <style:tab-stop style:position="2.9516in"/>
          <style:tab-stop style:position="3.5417in"/>
          <style:tab-stop style:position="4.1319in"/>
          <style:tab-stop style:position="4.722in"/>
          <style:tab-stop style:position="5.3126in"/>
          <style:tab-stop style:position="5.9028in"/>
        </style:tab-stops>
      </style:paragraph-properties>
      <style:text-properties style:font-name="Arial" fo:language="da" fo:country="DK" fo:font-weight="bold" style:font-weight-asian="bold" style:font-name-complex="Arial"/>
    </style:style>
    <style:style style:name="P3" style:family="paragraph" style:parent-style-name="Header">
      <style:text-properties style:font-name="Arial" fo:language="da" fo:country="DK" fo:font-weight="bold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Arial" fo:language="da" fo:country="DK" style:font-name-complex="Arial" style:font-size-complex="12pt"/>
    </style:style>
    <style:style style:name="P5" style:family="paragraph" style:parent-style-name="Standard">
      <style:paragraph-properties style:snap-to-layout-grid="false"/>
      <style:text-properties style:font-name="Arial" fo:language="da" fo:country="DK" style:font-name-complex="Arial" style:font-size-complex="12pt"/>
    </style:style>
    <style:style style:name="P6" style:family="paragraph" style:parent-style-name="Standard">
      <style:paragraph-properties>
        <style:tab-stops>
          <style:tab-stop style:position="-0.5902in"/>
          <style:tab-stop style:position="0in"/>
          <style:tab-stop style:position="0.5902in"/>
          <style:tab-stop style:position="1.1807in"/>
          <style:tab-stop style:position="1.7709in"/>
          <style:tab-stop style:position="2.361in"/>
          <style:tab-stop style:position="2.9516in"/>
          <style:tab-stop style:position="3.5417in"/>
          <style:tab-stop style:position="4.1319in"/>
          <style:tab-stop style:position="4.722in"/>
          <style:tab-stop style:position="5.3126in"/>
          <style:tab-stop style:position="5.9028in"/>
        </style:tab-stops>
      </style:paragraph-properties>
      <style:text-properties style:font-name="Arial" fo:language="da" fo:country="DK" style:font-name-complex="Arial" style:font-size-complex="12pt"/>
    </style:style>
    <style:style style:name="P7" style:family="paragraph" style:parent-style-name="Standard">
      <style:text-properties style:font-name="Arial" fo:language="da" fo:country="DK" fo:font-weight="bold" style:font-weight-asian="bold" style:font-name-complex="Arial"/>
    </style:style>
    <style:style style:name="P8" style:family="paragraph" style:parent-style-name="Standard">
      <style:text-properties officeooo:rsid="000620e4" officeooo:paragraph-rsid="000620e4"/>
    </style:style>
    <style:style style:name="P9" style:family="paragraph" style:parent-style-name="Standard" style:master-page-name="Standard">
      <style:paragraph-properties style:page-number="auto"/>
      <style:text-properties style:font-name="Arial" fo:font-size="14pt" fo:language="da" fo:country="DK" style:font-size-asian="14pt" style:font-name-complex="Arial" style:font-size-complex="14pt"/>
    </style:style>
    <style:style style:name="T1" style:family="text">
      <style:text-properties style:font-name="Arial" fo:language="da" fo:country="DK" style:font-name-complex="Arial" style:font-size-complex="12pt"/>
    </style:style>
    <style:style style:name="T2" style:family="text">
      <style:text-properties style:font-name="Arial" fo:language="da" fo:country="DK" style:language-asian="none" style:country-asian="none" style:font-name-complex="Arial"/>
    </style:style>
    <style:style style:name="T3" style:family="text">
      <style:text-properties style:font-name="Arial" fo:language="da" fo:country="DK" officeooo:rsid="000620e4" style:language-asian="none" style:country-asian="none" style:font-name-complex="Arial"/>
    </style:style>
    <style:style style:name="T4" style:family="text">
      <style:text-properties style:font-name="Arial" fo:language="da" fo:country="DK" style:language-asian="none" style:country-asian="none" style:font-name-complex="Arial" style:font-size-complex="12pt"/>
    </style:style>
    <style:style style:name="T5" style:family="text">
      <style:text-properties style:font-name="Arial" fo:language="da" fo:country="DK" style:font-name-asian="Arial Unicode MS" style:language-asian="none" style:country-asian="none" style:font-name-complex="Arial"/>
    </style:style>
    <style:style style:name="T6" style:family="text">
      <style:text-properties style:font-name="Arial" fo:language="da" fo:country="DK" officeooo:rsid="000620e4" style:font-name-asian="Arial Unicode MS" style:language-asian="none" style:country-asian="none" style:font-name-complex="Arial"/>
    </style:style>
    <style:style style:name="T7" style:family="text">
      <style:text-properties style:font-name="Arial" fo:language="da" fo:country="DK" fo:font-weight="bold" style:font-weight-asian="bold" style:font-name-complex="Arial" style:font-size-complex="12pt" style:font-weight-complex="bold"/>
    </style:style>
    <style:style style:name="T8" style:family="text">
      <style:text-properties fo:font-variant="normal" fo:text-transform="none" style:font-name="Arial" fo:letter-spacing="normal" fo:language="da" fo:country="DK" fo:font-style="normal" fo:font-weight="normal" style:font-name-asian="Arial Unicode MS" style:language-asian="none" style:country-asian="none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andard-vejledningsplan for specialer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Uddannelse</text:p>
          </table:table-cell>
          <table:table-cell table:style-name="Table1.B1" office:value-type="string">
            <text:p text:style-name="Standard"><field:fieldmark-start text:name="__Fieldmark__0_3530106976" field:type="vnd.oasis.opendocument.field.FORMTEXT"><field:param field:name="Description" field:value=""/><field:param field:name="Name" field:value="Tekst16"/></field:fieldmark-start><field:fieldmark-end/><text:span text:style-name="T3">Robotteknologi</text:span></text:p>
          </table:table-cell>
        </table:table-row>
        <table:table-row table:style-name="Table1.1">
          <table:table-cell table:style-name="Table1.A1" office:value-type="string">
            <text:p text:style-name="P4">Semester/årstal</text:p>
          </table:table-cell>
          <table:table-cell table:style-name="Table1.B1" office:value-type="string">
            <text:p text:style-name="P8"><text:span text:style-name="T4">10. semester 2022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">Studerende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>Navn</text:p>
          </table:table-cell>
          <table:table-cell table:style-name="Table2.A1" office:value-type="string">
            <text:p text:style-name="Standard"><field:fieldmark-start text:name="__Fieldmark__2_3530106976" field:type="vnd.oasis.opendocument.field.FORMTEXT"><field:param field:name="Description" field:value=""/><field:param field:name="Name" field:value="Tekst16"/></field:fieldmark-start><field:fieldmark-end/><text:span text:style-name="T3">Søren Gejl Ilstrup Madsen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">SDU-mail</text:span></text:p>
          </table:table-cell>
          <table:table-cell table:style-name="Table2.A1" office:value-type="string">
            <text:p text:style-name="Standard"><field:fieldmark-start text:name="__Fieldmark__3_3530106976" field:type="vnd.oasis.opendocument.field.FORMTEXT"><field:param field:name="Description" field:value=""/><field:param field:name="Name" field:value="Tekst16"/></field:fieldmark-start><field:fieldmark-end/><text:span text:style-name="T3">somda17@student.sdu.dk</text:span></text:p>
          </table:table-cell>
        </table:table-row>
        <table:table-row table:style-name="Table2.1">
          <table:table-cell table:style-name="Table2.A2" office:value-type="string">
            <text:p text:style-name="P5"/>
            <text:p text:style-name="Standard"><text:span text:style-name="T1">Evt. medstuderende</text:span></text:p>
          </table:table-cell>
          <table:table-cell table:style-name="Table2.A1" office:value-type="string">
            <text:p text:style-name="Standard"><field:fieldmark-start text:name="__Fieldmark__4_3530106976" field:type="vnd.oasis.opendocument.field.FORMTEXT"><field:param field:name="Description" field:value=""/><field:param field:name="Name" field:value="Tekst16"/></field:fieldmark-start><field:fieldmark-end/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Standard"><text:span text:style-name="T1">Emner/referenceliste før påbegyndelse af speciale </text:span><field:fieldmark-start text:name="__Fieldmark__5_3530106976" field:type="vnd.oasis.opendocument.field.FORMTEXT"><field:param field:name="Description" field:value=""/><field:param field:name="Name" field:value="Tekst16"/></field:fieldmark-start><field:fieldmark-end/></text:p>
            <text:p text:style-name="P4"/>
          </table:table-cell>
          <table:covered-table-cell/>
        </table:table-row>
        <table:table-row table:style-name="Table3.1">
          <table:table-cell table:style-name="Table3.A2" office:value-type="string">
            <text:p text:style-name="P4">Kursustilmelding</text:p>
          </table:table-cell>
          <table:table-cell table:style-name="Table3.A1" office:value-type="string">
            <text:p text:style-name="Standard"><field:fieldmark-start text:name="__Fieldmark__6_3530106976" field:type="vnd.oasis.opendocument.field.FORMTEXT"><field:param field:name="Description" field:value=""/><field:param field:name="Name" field:value="Tekst16"/></field:fieldmark-start><field:fieldmark-end/><text:span text:style-name="T6">Maj 2021</text:span></text:p>
          </table:table-cell>
        </table:table-row>
        <table:table-row table:style-name="Table3.1">
          <table:table-cell table:style-name="Table3.A2" office:value-type="string">
            <text:p text:style-name="P4">Aftale med vejleder</text:p>
          </table:table-cell>
          <table:table-cell table:style-name="Table3.A1" office:value-type="string">
            <text:p text:style-name="Standard"><field:fieldmark-start text:name="__Fieldmark__7_3530106976" field:type="vnd.oasis.opendocument.field.FORMTEXT"><field:param field:name="Description" field:value=""/><field:param field:name="Name" field:value="Tekst16"/></field:fieldmark-start><field:fieldmark-end/><text:span text:style-name="T6">Maj 2021</text:span></text:p>
          </table:table-cell>
        </table:table-row>
        <table:table-row table:style-name="Table3.1">
          <table:table-cell table:style-name="Table3.A2" office:value-type="string">
            <text:p text:style-name="P4">Kontrakt godkendt af studieleder</text:p>
          </table:table-cell>
          <table:table-cell table:style-name="Table3.A1" office:value-type="string">
            <text:p text:style-name="Standard"><field:fieldmark-start text:name="__Fieldmark__8_3530106976" field:type="vnd.oasis.opendocument.field.FORMTEXT"><field:param field:name="Description" field:value=""/><field:param field:name="Name" field:value="Tekst16"/></field:fieldmark-start><field:fieldmark-end/><text:span text:style-name="T6">24 August 2021</text:span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Navn på vejleder</text:p>
          </table:table-cell>
          <table:table-cell table:style-name="Table4.B1" office:value-type="string">
            <text:p text:style-name="Standard"><field:fieldmark-start text:name="__Fieldmark__9_3530106976" field:type="vnd.oasis.opendocument.field.FORMTEXT"><field:param field:name="Description" field:value=""/><field:param field:name="Name" field:value="Tekst16"/></field:fieldmark-start><field:fieldmark-end/><text:span text:style-name="T6">Jerome Jouffroy</text:span></text:p>
          </table:table-cell>
        </table:table-row>
        <table:table-row table:style-name="Table4.1">
          <table:table-cell table:style-name="Table4.A1" office:value-type="string">
            <text:p text:style-name="P4">Projekttitel</text:p>
          </table:table-cell>
          <table:table-cell table:style-name="Table4.B1" office:value-type="string">
            <text:p text:style-name="Standard"><field:fieldmark-start text:name="__Fieldmark__10_3530106976" field:type="vnd.oasis.opendocument.field.FORMTEXT"><field:param field:name="Description" field:value=""/><field:param field:name="Name" field:value="Tekst16"/></field:fieldmark-start><field:fieldmark-end/><text:span text:style-name="T8">On Operating Multicopters in a</text:span><text:span text:style-name="T5"><text:line-break/></text:span><text:span text:style-name="T8">Maritime Environment</text:span>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1">Emner/referenceliste i forbindelse med vejledning</text:span></text:p>
            <text:p text:style-name="P4"/>
          </table:table-cell>
          <table:table-cell table:style-name="Table5.B1" office:value-type="string">
            <text:p text:style-name="P4">Udført</text:p>
            <text:p text:style-name="P4">Dato:</text:p>
          </table:table-cell>
        </table:table-row>
        <table:table-row table:style-name="Table5.2">
          <table:table-cell table:style-name="Table5.A1" office:value-type="string">
            <text:p text:style-name="P4">Aftalt form og tidspunkter for møder med vejleder</text:p>
          </table:table-cell>
          <table:table-cell table:style-name="Table5.B1" office:value-type="string">
            <text:p text:style-name="Standard"><field:fieldmark-start text:name="__Fieldmark__11_3530106976" field:type="vnd.oasis.opendocument.field.FORMTEXT"><field:param field:name="Description" field:value=""/><field:param field:name="Name" field:value="Tekst16"/></field:fieldmark-start><field:fieldmark-end/><text:span text:style-name="T6">September 2021</text:span></text:p>
          </table:table-cell>
        </table:table-row>
        <table:table-row table:style-name="Table5.2">
          <table:table-cell table:style-name="Table5.A1" office:value-type="string">
            <text:p text:style-name="P4">Problemformulering udarbejdet og diskuteret med vejleder</text:p>
          </table:table-cell>
          <table:table-cell table:style-name="Table5.B1" office:value-type="string">
            <text:p text:style-name="Standard"><field:fieldmark-start text:name="__Fieldmark__12_3530106976" field:type="vnd.oasis.opendocument.field.FORMTEXT"><field:param field:name="Description" field:value=""/><field:param field:name="Name" field:value="Tekst16"/></field:fieldmark-start><field:fieldmark-end/><text:span text:style-name="T6">September 2021</text:span></text:p>
          </table:table-cell>
        </table:table-row>
        <table:table-row table:style-name="Table5.1">
          <table:table-cell table:style-name="Table5.A1" office:value-type="string">
            <text:p text:style-name="P4">Indledende kilde-/litteratur valg foretaget</text:p>
          </table:table-cell>
          <table:table-cell table:style-name="Table5.B1" office:value-type="string">
            <text:p text:style-name="Standard"><field:fieldmark-start text:name="__Fieldmark__13_3530106976" field:type="vnd.oasis.opendocument.field.FORMTEXT"><field:param field:name="Description" field:value=""/><field:param field:name="Name" field:value="Tekst16"/></field:fieldmark-start><field:fieldmark-end/><text:span text:style-name="T6">December 2021</text:span></text:p>
          </table:table-cell>
        </table:table-row>
        <table:table-row table:style-name="Table5.5">
          <table:table-cell table:style-name="Table5.A1" office:value-type="string">
            <text:p text:style-name="P4">(Evt.) Metodevalg foretaget</text:p>
          </table:table-cell>
          <table:table-cell table:style-name="Table5.B1" office:value-type="string">
            <text:p text:style-name="Standard"><field:fieldmark-start text:name="__Fieldmark__14_3530106976" field:type="vnd.oasis.opendocument.field.FORMTEXT"><field:param field:name="Description" field:value=""/><field:param field:name="Name" field:value="Tekst16"/></field:fieldmark-start><field:fieldmark-end/><text:span text:style-name="T6">December 2021</text:span></text:p>
          </table:table-cell>
        </table:table-row>
        <table:table-row table:style-name="Table5.5">
          <table:table-cell table:style-name="Table5.A1" office:value-type="string">
            <text:p text:style-name="P4">(Evt.) Plan for den eksperimentelle del udarbejdet</text:p>
          </table:table-cell>
          <table:table-cell table:style-name="Table5.B1" office:value-type="string">
            <text:p text:style-name="Standard"><field:fieldmark-start text:name="__Fieldmark__15_3530106976" field:type="vnd.oasis.opendocument.field.FORMTEXT"><field:param field:name="Description" field:value=""/><field:param field:name="Name" field:value="Tekst16"/></field:fieldmark-start><field:fieldmark-end/><text:span text:style-name="T6">Februar 2022</text:span></text:p>
          </table:table-cell>
        </table:table-row>
        <table:table-row table:style-name="Table5.5">
          <table:table-cell table:style-name="Table5.A1" office:value-type="string">
            <text:p text:style-name="P4">Endelig kilde-/litteratur valg foretaget</text:p>
          </table:table-cell>
          <table:table-cell table:style-name="Table5.B1" office:value-type="string">
            <text:p text:style-name="Standard"><field:fieldmark-start text:name="__Fieldmark__16_3530106976" field:type="vnd.oasis.opendocument.field.FORMTEXT"><field:param field:name="Description" field:value=""/><field:param field:name="Name" field:value="Tekst16"/></field:fieldmark-start><field:fieldmark-end/><text:span text:style-name="T6">Januar 2022</text:span></text:p>
          </table:table-cell>
        </table:table-row>
        <table:table-row table:style-name="Table5.5">
          <table:table-cell table:style-name="Table5.A1" office:value-type="string">
            <text:p text:style-name="P4">Obligatorisk møde 1. måned inden aflevering afholdt</text:p>
          </table:table-cell>
          <table:table-cell table:style-name="Table5.B1" office:value-type="string">
            <text:p text:style-name="Standard"><field:fieldmark-start text:name="__Fieldmark__17_3530106976" field:type="vnd.oasis.opendocument.field.FORMTEXT"><field:param field:name="Description" field:value=""/><field:param field:name="Name" field:value="Tekst16"/></field:fieldmark-start><field:fieldmark-end/><text:span text:style-name="T6">2. Maj 2022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1">Vejledningsplanen opbevares af den studerende med kopi til vejleder. Vejledningsplanen afleveres sammen med specialet.</text:span></text:p>
            <text:p text:style-name="P4"/>
          </table:table-cell>
        </table:table-row>
      </table:table>
      <text:p text:style-name="P2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oudyOlSt BT" svg:font-family="'GoudyOlSt BT', 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GoudyOlSt BT" fo:font-family="'GoudyOlSt BT', Georgia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GoudyOlSt BT" style:font-family-complex="'GoudyOlSt BT', Georgia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evel_20_1" style:display-name="Level 1" style:family="paragraph" style:parent-style-name="Standard">
      <style:paragraph-properties fo:margin-left="0.5902in" fo:margin-right="0in" fo:text-indent="-0.5902in" style:auto-text-indent="false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type_20_i_20_afsnit" style:display-name="Standardskrifttype i afsnit" style:family="text"/>
    <style:style style:name="Sidehoved_20_Tegn" style:display-name="Sidehoved Tegn" style:family="text">
      <style:text-properties style:font-name="GoudyOlSt BT" fo:font-family="'GoudyOlSt BT', Georgia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idefod_20_Tegn" style:display-name="Sidefod Tegn" style:family="text">
      <style:text-properties style:font-name="GoudyOlSt BT" fo:font-family="'GoudyOlSt BT', Georgia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-0.5902in"/>
          <style:tab-stop style:position="0in"/>
          <style:tab-stop style:position="0.5902in"/>
          <style:tab-stop style:position="1.1807in"/>
          <style:tab-stop style:position="1.7709in"/>
          <style:tab-stop style:position="2.361in"/>
          <style:tab-stop style:position="2.9516in"/>
          <style:tab-stop style:position="3.5417in"/>
          <style:tab-stop style:position="4.1319in"/>
          <style:tab-stop style:position="4.722in"/>
          <style:tab-stop style:position="5.3126in"/>
          <style:tab-stop style:position="5.9028in"/>
        </style:tab-stops>
      </style:paragraph-properties>
      <style:text-properties style:font-name="Arial" fo:language="da" fo:country="DK" style:font-name-complex="Arial" style:font-size-complex="12pt"/>
    </style:style>
    <style:style style:name="MP2" style:family="paragraph" style:parent-style-name="Header">
      <style:text-properties style:font-name="Arial" fo:language="da" fo:country="DK" fo:font-weight="bold" style:font-weight-asian="bold" style:font-name-complex="Arial" style:font-size-complex="12pt" style:font-weight-complex="bold"/>
    </style:style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6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YDDANSK UNIVERSITET</text:p>
        <text:p text:style-name="MP2">Det Tekniske Fakultet, TEK – Uddannelse 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Alexandra Vahala Hvass</meta:initial-creator>
    <meta:creation-date>2020-08-14T09:49:00</meta:creation-date>
    <dc:date>2022-05-30T20:27:54.945281496</dc:date>
    <meta:editing-cycles>4</meta:editing-cycles>
    <meta:editing-duration>PT11M33S</meta:editing-duration>
    <meta:document-statistic meta:table-count="6" meta:image-count="0" meta:object-count="0" meta:page-count="1" meta:paragraph-count="43" meta:word-count="168" meta:character-count="1098" meta:non-whitespace-character-count="1003"/>
    <meta:generator>LibreOffice/6.0.7.3$Linux_X86_64 LibreOffice_project/00m0$Build-3</meta:generator>
    <meta:user-defined meta:name="OfficeInstanceGUID">{F655EC84-E5D8-4D51-A6AB-CECA317571E9}</meta:user-defined>
  </office:meta>
</office:document-meta>
</file>